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9000000E8258A6D4CA1DC75C2.png" manifest:media-type="image/png"/>
  <manifest:file-entry manifest:full-path="Pictures/10000001000001AF00000069C2C9EDD843019F5D.png" manifest:media-type="image/png"/>
  <manifest:file-entry manifest:full-path="Pictures/10000001000000C40000009EDC7A61B5A2121290.png" manifest:media-type="image/png"/>
  <manifest:file-entry manifest:full-path="Pictures/100000000000050000000120B5DD4ED88AA4F042.jpg" manifest:media-type="image/jpeg"/>
  <manifest:file-entry manifest:full-path="Pictures/100000010000015200000153BB438418C54D7DC7.png" manifest:media-type="image/png"/>
  <manifest:file-entry manifest:full-path="Pictures/100000010000009C000000D2E687463B45B01335.png" manifest:media-type="image/png"/>
  <manifest:file-entry manifest:full-path="Pictures/10000001000009F600000CE48B8DE054CE0BFF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ldEnglishText" svg:font-family="OldEnglishText" style:font-pitch="variable"/>
    <style:font-face style:name="OldEnglishText1" svg:font-family="OldEnglishText"/>
    <style:font-face style:name="SouvenirStd" svg:font-family="SouvenirStd"/>
    <style:font-face style:name="SouvenirStd-Medium-SC700" svg:font-family="SouvenirStd-Medium-SC700"/>
    <style:font-face style:name="SouvenirStd-Medium-SC7001" svg:font-family="SouvenirStd-Medium-SC700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1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48cm" fo:min-width="7.145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21cm" fo:min-width="2.924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2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294cm" fo:min-width="1.29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12cm" fo:min-width="0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293cm" fo:min-width="1.6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2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293cm" fo:min-width="1.39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2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294cm" fo:min-width="1.30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2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293cm" fo:min-width="1.38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119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4.698cm" fo:min-width="7.19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478cm" fo:min-width="0.6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bottom" draw:auto-grow-height="false" fo:min-height="0.548cm" fo:min-width="5.043cm" fo:padding-top="0.151cm" fo:padding-bottom="0.151cm" fo:padding-left="0.276cm" fo:padding-right="0.276cm" draw:shadow="hidden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548cm" fo:min-width="1.4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998cm" fo:min-width="2.84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fo:text-shadow="1pt 1pt" fo:background-color="#ffffff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style:paragraph-properties fo:text-align="end" style:writing-mode="lr-tb"/>
      <style:text-properties style:font-name="SouvenirStd-Medium-SC7001" fo:font-size="10pt" style:font-size-asian="8pt" style:font-size-complex="8pt"/>
    </style:style>
    <style:style style:name="P12" style:family="paragraph">
      <loext:graphic-properties draw:fill-color="#ffffff"/>
      <style:paragraph-properties fo:text-align="end" style:writing-mode="lr-tb"/>
      <style:text-properties style:font-name="SouvenirStd-Medium-SC7001" fo:font-size="10pt" style:font-size-asian="8pt" style:font-size-complex="8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OldEnglishText" fo:font-size="10pt" fo:text-shadow="1pt 1pt" fo:background-color="#ffffff" style:font-size-asian="10pt" style:font-size-complex="10pt"/>
    </style:style>
    <style:style style:name="P15" style:family="paragraph">
      <loext:graphic-properties draw:fill="none" draw:fill-color="#ffffff"/>
      <style:text-properties style:font-name="OldEnglishText" fo:font-size="10pt" fo:background-color="#ffffff" style:font-size-asian="10pt" style:font-size-complex="10pt"/>
    </style:style>
    <style:style style:name="T1" style:family="text">
      <style:text-properties fo:color="#000000" loext:opacity="100%" style:font-name="SouvenirStd-Medium-SC700" fo:font-size="8pt" fo:font-weight="normal" style:font-size-asian="8pt" style:font-weight-asian="normal" style:font-name-complex="SouvenirStd-Medium-SC700" style:font-size-complex="8pt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OldEnglishText1" fo:font-size="10pt" fo:font-style="normal" fo:text-shadow="1pt 1pt" style:text-underline-style="none" fo:font-weight="normal" style:letter-kerning="true" fo:background-color="#ffffff" style:font-name-asian="Droid Sans Fallback" style:font-size-asian="10pt" style:font-style-asian="normal" style:font-weight-asian="normal" style:font-name-complex="OldEnglishText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SouvenirStd-Medium-SC7001" fo:font-size="6pt" fo:font-weight="normal" style:font-size-asian="6pt" style:font-weight-asian="normal" style:font-name-complex="SouvenirStd" style:font-size-complex="6pt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SouvenirStd-Medium-SC7001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SouvenirStd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venirStd-Medium-SC7001" fo:font-size="10pt" style:font-size-asian="8pt" style:font-size-complex="8pt"/>
    </style:style>
    <style:style style:name="T6" style:family="text">
      <style:text-properties style:font-name="OldEnglishText" fo:font-size="10pt" fo:text-shadow="1pt 1pt" fo:background-color="#ffffff" style:font-size-asian="10pt" style:font-size-complex="10pt"/>
    </style:style>
    <style:style style:name="T7" style:family="text">
      <style:text-properties style:font-name="OldEnglishText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5cm" svg:height="14.8cm" svg:x="8.25cm" svg:y="0cm">
          <draw:image xlink:href="Pictures/10000001000009F600000CE48B8DE054CE0BFF5A.png" xlink:type="simple" xlink:show="embed" xlink:actuate="onLoad" draw:mime-type="image/png">
            <text:p/>
          </draw:image>
        </draw:frame>
        <draw:frame draw:style-name="gr2" draw:text-style-name="P3" draw:layer="layout" svg:width="0.171cm" svg:height="0.336cm" svg:x="3.596cm" svg:y="13.26cm">
          <draw:text-box>
            <text:p text:style-name="P2"><text:span text:style-name="T1"><text:s/></text:span></text:p>
          </draw:text-box>
        </draw:frame>
        <draw:custom-shape draw:style-name="gr3" draw:text-style-name="P4" draw:layer="layout" svg:width="7.697cm" svg:height="1.55cm" svg:x="0.30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75cm" svg:height="0.846cm" svg:x="0.153cm" svg:y="12.8cm">
          <draw:image xlink:href="Pictures/100000010000009C000000D2E687463B45B01335.png" xlink:type="simple" xlink:show="embed" xlink:actuate="onLoad" draw:mime-type="image/png">
            <text:p/>
          </draw:image>
        </draw:frame>
        <draw:frame draw:style-name="gr5" draw:text-style-name="P7" draw:layer="layout" svg:width="2.924cm" svg:height="0.421cm" svg:x="0.768cm" svg:y="12.9cm">
          <draw:text-box>
            <text:p text:style-name="P6"><text:span text:style-name="T2">Jets de </text:span><text:span text:style-name="T2">sauvegar</text:span><text:span text:style-name="T2">de</text:span></text:p>
          </draw:text-box>
        </draw:frame>
        <draw:g>
          <draw:custom-shape draw:style-name="gr6" draw:text-style-name="P9" draw:layer="layout" svg:width="1.848cm" svg:height="0.596cm" svg:x="5.658cm" svg:y="13.954cm">
            <text:p text:style-name="P8"><text:span text:style-name="T3">S</text:span><text:span text:style-name="T3">o</text:span><text:span text:style-name="T3">u</text:span><text:span text:style-name="T3">f</text:span><text:span text:style-name="T3">f</text:span><text:span text:style-name="T3">l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02cm" svg:height="0.596cm" svg:x="7.248cm" svg:y="13.9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8" draw:text-style-name="P9" draw:layer="layout" svg:width="2.152cm" svg:height="0.595cm" svg:x="0.5cm" svg:y="13.955cm">
            <text:p text:style-name="P8"><text:span text:style-name="T3">Sorts, Sceptres </text:span><text:span text:style-name="T3"><text:line-break/></text:span><text:span text:style-name="T3">et Bâton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702cm" svg:height="0.596cm" svg:x="2.348cm" svg:y="13.9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9" draw:layer="layout" svg:width="1.95cm" svg:height="0.595cm" svg:x="3.2cm" svg:y="13.255cm">
            <text:p text:style-name="P8"><text:span text:style-name="T3">Paralysie ou</text:span><text:span text:style-name="T3"><text:line-break/></text:span><text:span text:style-name="T3">Pétrif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36cm" svg:height="0.596cm" svg:x="4.876cm" svg:y="13.2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0" draw:text-style-name="P9" draw:layer="layout" svg:width="1.856cm" svg:height="0.596cm" svg:x="5.65cm" svg:y="13.25cm">
            <text:p text:style-name="P8"><text:span text:style-name="T3">B</text:span><text:span text:style-name="T3">a</text:span><text:span text:style-name="T3">g</text:span><text:span text:style-name="T3">u</text:span><text:span text:style-name="T3">e</text:span><text:span text:style-name="T3">t</text:span><text:span text:style-name="T3">t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05cm" svg:height="0.596cm" svg:x="7.245cm" svg:y="13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1" draw:text-style-name="P9" draw:layer="layout" svg:width="1.94cm" svg:height="0.595cm" svg:x="3.2cm" svg:y="13.95cm">
            <text:p text:style-name="P8"><text:span text:style-name="T4">M</text:span><text:span text:style-name="T4">o</text:span><text:span text:style-name="T4">r</text:span><text:span text:style-name="T4">t</text:span><text:span text:style-name="T4">, </text:span><text:span text:style-name="T4">P</text:span><text:span text:style-name="T3">o</text:span><text:span text:style-name="T3">i</text:span><text:span text:style-name="T3">s</text:span><text:span text:style-name="T3">o</text:span><text:span text:style-name="T3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0.633cm" svg:height="0.595cm" svg:x="4.867cm" svg:y="13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" draw:text-style-name="P1" draw:layer="layout" svg:width="8.05cm" svg:height="1.414cm" svg:x="0.1cm" svg:y="0.1cm">
          <draw:image xlink:href="Pictures/100000000000050000000120B5DD4ED88AA4F042.jpg" xlink:type="simple" xlink:show="embed" xlink:actuate="onLoad" draw:mime-type="image/jpeg">
            <text:p/>
          </draw:image>
        </draw:frame>
        <draw:custom-shape draw:style-name="gr13" draw:text-style-name="P10" draw:layer="layout" svg:width="7.75cm" svg:height="5cm" svg:x="0.3cm" svg:y="7.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cm" svg:height="1.3cm" svg:x="6.05cm" svg:y="7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1.4cm" svg:height="1.4cm" svg:x="7cm" svg:y="6.95cm">
          <draw:image xlink:href="Pictures/100000010000015200000153BB438418C54D7DC7.png" xlink:type="simple" xlink:show="embed" xlink:actuate="onLoad" draw:mime-type="image/png">
            <text:p/>
          </draw:image>
        </draw:frame>
        <draw:frame draw:style-name="gr1" draw:text-style-name="P1" draw:layer="layout" svg:width="6.401cm" svg:height="1.559cm" svg:x="0.228cm" svg:y="6.761cm">
          <draw:image xlink:href="Pictures/10000001000001AF00000069C2C9EDD843019F5D.png" xlink:type="simple" xlink:show="embed" xlink:actuate="onLoad" draw:mime-type="image/png">
            <text:p/>
          </draw:image>
        </draw:frame>
        <draw:custom-shape draw:style-name="gr15" draw:text-style-name="P12" draw:layer="layout" svg:width="5.595cm" svg:height="0.85cm" svg:x="0.305cm" svg:y="5.85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33cm" svg:height="0.832cm" svg:x="0.026cm" svg:y="5.45cm">
          <draw:image xlink:href="Pictures/10000001000000C40000009EDC7A61B5A2121290.png" xlink:type="simple" xlink:show="embed" xlink:actuate="onLoad" draw:mime-type="image/png">
            <text:p/>
          </draw:image>
        </draw:frame>
        <draw:frame draw:style-name="gr16" draw:text-style-name="P14" draw:layer="layout" svg:width="2.595cm" svg:height="0.603cm" svg:x="0.905cm" svg:y="5.55cm">
          <draw:text-box>
            <text:p text:style-name="P13"><text:span text:style-name="T6">Déplacements</text:span></text:p>
          </draw:text-box>
        </draw:frame>
        <draw:custom-shape draw:style-name="gr17" draw:text-style-name="P10" draw:layer="layout" svg:width="2cm" svg:height="0.85cm" svg:x="6.05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95cm" svg:height="0.842cm" svg:x="6.05cm" svg:y="5.9cm">
          <draw:image xlink:href="Pictures/1000000100000109000000E8258A6D4CA1DC75C2.png" xlink:type="simple" xlink:show="embed" xlink:actuate="onLoad" draw:mime-type="image/png">
            <text:p/>
          </draw:image>
        </draw:frame>
        <draw:frame draw:style-name="gr18" draw:text-style-name="P15" draw:layer="layout" svg:width="1.518cm" svg:height="0.603cm" svg:x="5.882cm" svg:y="5.447cm">
          <draw:text-box>
            <text:p><text:span text:style-name="T7">Trésor</text:span></text:p>
          </draw:text-box>
        </draw:frame>
        <draw:custom-shape draw:style-name="gr19" draw:text-style-name="P10" draw:layer="layout" svg:width="3.4cm" svg:height="2.3cm" svg:x="0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5" draw:layer="layout" svg:width="1.946cm" svg:height="0.603cm" svg:x="0.296cm" svg:y="2.7cm">
          <draw:text-box>
            <text:p><text:span text:style-name="T7">R</text:span><text:span text:style-name="T7">e</text:span><text:span text:style-name="T7">n</text:span><text:span text:style-name="T7">c</text:span><text:span text:style-name="T7">o</text:span><text:span text:style-name="T7">n</text:span><text:span text:style-name="T7">t</text:span><text:span text:style-name="T7">r</text:span><text:span text:style-name="T7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ldEnglishText" svg:font-family="OldEnglishText" style:font-pitch="variable"/>
    <style:font-face style:name="OldEnglishText1" svg:font-family="OldEnglishText"/>
    <style:font-face style:name="SouvenirStd" svg:font-family="SouvenirStd"/>
    <style:font-face style:name="SouvenirStd-Medium-SC700" svg:font-family="SouvenirStd-Medium-SC700"/>
    <style:font-face style:name="SouvenirStd-Medium-SC7001" svg:font-family="SouvenirStd-Medium-SC700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21:07:03.458614606</meta:creation-date>
    <dc:date>2023-01-21T23:32:36.242079527</dc:date>
    <meta:editing-duration>PT2H25M28S</meta:editing-duration>
    <meta:editing-cycles>12</meta:editing-cycles>
    <meta:generator>LibreOffice/7.4.3.2$Linux_X86_64 LibreOffice_project/40$Build-2</meta:generator>
    <meta:document-statistic meta:object-count="33"/>
  </office:meta>
</office:document-meta>
</file>